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structures in Java</text:p>
      <text:p text:style-name="P1"/>
      <text:p text:style-name="P3"/>
      <text:p text:style-name="P3">Additional video: <text:a xlink:type="simple" xlink:href="https://javaspecialists.teachable.com/p/data-structures/?product_id=539066&amp;coupon_code=SPECIAL_GIFT_OREILLY_SEP_30_2021" office:target-frame-name="_blank" xlink:show="new" text:style-name="Internet_20_link" text:visited-style-name="Visited_20_Internet_20_Link">https://javaspecialists.teachable.com/p/data-structures/?product_id=539066&amp;coupon_code=SPECIAL_GIFT_OREILLY_SEP_30_2021</text:a> </text:p>
      <text:p text:style-name="P3"/>
      <text:p text:style-name="P3">Computation Time and Space Complexity </text:p>
      <text:p text:style-name="P3"/>
      <text:p text:style-name="P3">linear cost 0 (n) – size of the problem (size of the list)</text:p>
      <text:p text:style-name="P3"/>
      <text:p text:style-name="P3">constant 0(1) – alvays same 1 </text:p>
      <text:p text:style-name="P3"/>
      <text:p text:style-name="P3">logaritam <text:s/>0(log n) - like binary search </text:p>
      <text:p text:style-name="P3"/>
      <text:p text:style-name="P3">qualisinar O(n * log n)<text:line-break/> -&gt; workse tthe linnera – merge sort </text:p>
      <text:p text:style-name="P3"/>
      <text:p text:style-name="P3">quadratci O(n^2) <text:s/>-&gt; worst</text:p>
      <text:p text:style-name="P3"/>
      <text:p text:style-name="P3">Data structure Live inside memory so there is cost to store and get element.</text:p>
      <text:p text:style-name="P3"/>
      <text:p text:style-name="P3">Primitve arry (array) are cheep to store <text:line-break/>Object array are not so chep to get dana</text:p>
      <text:p text:style-name="P3"/>
      <text:p text:style-name="P3">Linkedin list are 5 time expenise than ArrayList </text:p>
      <text:p text:style-name="P3">-&gt; remove form start very good </text:p>
      <text:p text:style-name="P3"/>
      <text:p text:style-name="P3">Sorting </text:p>
      <text:p text:style-name="P3">-&gt; List then sort it (can have duplicated)</text:p>
      <text:p text:style-name="P3">-&gt; Set automaticly sort (no duplicated)</text:p>
      <text:p text:style-name="P3">-&gt; Proirity que (heap structure) (duplicate ok, can change they index)</text:p>
      <text:p text:style-name="P3"/>
      <text:p text:style-name="P3">basic aproach create list and sort then them (Set, automaticly can be expensive)</text:p>
      <text:p text:style-name="P3"/>
      <text:p text:style-name="P3">Set</text:p>
      <text:p text:style-name="P3">-&gt; Set, TreeSet. CopyOnWriteArraySet</text:p>
      <text:p text:style-name="P3">-&gt; HashSet</text:p>
      <text:p text:style-name="P3"/>
      <text:p text:style-name="P3"/>
      <text:p text:style-name="P1"><text:span text:style-name="T1">Hashing</text:span></text:p>
      <text:p text:style-name="P1"><text:span text:style-name="T1"/></text:p>
      <text:p text:style-name="P3"><text:s/>find elements quickly. Look up on hash indec (key)</text:p>
      <text:p text:style-name="P3"/>
      <text:p text:style-name="P3"/>
      <text:p text:style-name="P2">Maps</text:p>
      <text:p text:style-name="P2"/>
      <text:p text:style-name="P7"/>
      <text:p text:style-name="P7"/>
      <text:p text:style-name="P3">get by key is kostant time -&gt; single time beacuse of , dependds on your hash code </text:p>
      <text:p text:style-name="P3">Map.Entry&lt;String. String&gt; // key value -&gt; map.entrySet()</text:p>
      <text:p text:style-name="P3"/>
      <text:p text:style-name="P3">dictonary</text:p>
      <text:p text:style-name="P3"><text:soft-page-break/></text:p>
      <text:p text:style-name="P3">map.get("123") -&gt; java first calls "123".hashCode() get number <text:s text:c="2"/>divide by size of map (defaault 16) and then do look up in the memory because key is hashed</text:p>
      <text:p text:style-name="P3"/>
      <text:p text:style-name="P3">if you use obj for key implement hash code metodh and equals,<text:line-break/>if class do not have hash code java will note be able to find it</text:p>
      <text:p text:style-name="P3"/>
      <text:p text:style-name="P3">can we have duplicate (not unieq key) -&gt; then undeground java will create link list (or tree if there are much data) at key -&gt; will find objec but performace are not good</text:p>
      <text:p text:style-name="P3"/>
      <text:p text:style-name="P3">but if you had bad equals and bah hascode you will lose elements -&gt; because of link list </text:p>
      <text:p text:style-name="P3">-&gt; it will only save the first.</text:p>
      <text:p text:style-name="P3"/>
      <text:p text:style-name="P3">Also always implement Comparable to make it eficient (if on key object)</text:p>
      <text:p text:style-name="P3"/>
      <text:p text:style-name="P3">not only random number the number need to be unie (to not be uniqe). Use interger as soome but smaller as possible </text:p>
      <text:p text:style-name="P3"/>
      <text:p text:style-name="P3">Always have equals() adn hashCode() and implement Comparable if object is used as key <text:line-break/>Hascode shoulde be as perfer aevery obect had differnt key <text:line-break/>hashCode should be as small as possible (good to avoid shifting by exaacty 16 its)<text:line-break/>Keys do need to be immutable</text:p>
      <text:p text:style-name="P3"/>
      <text:p text:style-name="P3">ConcurentHahMap -&gt; if you have treads </text:p>
      <text:p text:style-name="P3">HashMap use it only inside method other places where are you save map (parma, return type instance filed use ConcurentHahMap)</text:p>
      <text:p text:style-name="P3"/>
      <text:p text:style-name="P3">TreeMap for sorted keys (paralele is ConcurentSkipMap)</text:p>
      <text:p text:style-name="P3"/>
      <text:p text:style-name="P3"/>
      <text:p text:style-name="P3">LinkedinHashMap </text:p>
      <text:list xml:id="list5819461057002697283" text:style-name="L1">
        <text:list-item>
          <text:p text:style-name="P5">linkedin + map combination</text:p>
        </text:list-item>
        <text:list-item>
          <text:p text:style-name="P5">not thread safe</text:p>
        </text:list-item>
        <text:list-item>
          <text:p text:style-name="P5"><text:s/>keep order where you put elemnts in </text:p>
        </text:list-item>
        <text:list-item>
          <text:p text:style-name="P5">for basic HasMap we do not have ordder</text:p>
        </text:list-item>
      </text:list>
      <text:p text:style-name="P3"/>
      <text:p text:style-name="P1"/>
      <text:p text:style-name="P3">Identy hash Map -&gt; do not use hasCode as key but idenet y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30T14:04:44.05</meta:creation-date>
    <dc:date>2021-09-30T16:52:53.09</dc:date>
    <meta:editing-duration>PT2H41M11S</meta:editing-duration>
    <meta:editing-cycles>36</meta:editing-cycles>
    <meta:generator>OpenOffice/4.1.7$Win32 OpenOffice.org_project/417m1$Build-9800</meta:generator>
    <meta:document-statistic meta:table-count="0" meta:image-count="0" meta:object-count="0" meta:page-count="2" meta:paragraph-count="43" meta:word-count="444" meta:character-count="2577"/>
  </office:meta>
</office:document-meta>
</file>